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B81714DDCA7E3B3.png" manifest:media-type="image/png"/>
  <manifest:file-entry manifest:full-path="Object 1/Pictures/1000000000000008000000083083E94012B10EA7.png" manifest:media-type="image/png"/>
  <manifest:file-entry manifest:full-path="Object 1/Pictures/10000000000000080000000871AF9A59BAE3FA05.png" manifest:media-type="image/png"/>
  <manifest:file-entry manifest:full-path="Object 1/Pictures/1000000000000008000000083B158D287FF89C40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31.64mm"/>
    </style:style>
    <style:style style:name="co5" style:family="table-column">
      <style:table-column-properties fo:break-before="auto" style:column-width="26.83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fill="gradient" draw:fill-gradient-name="Tango_20_Green" draw:gradient-step-count="0" draw:textarea-horizontal-align="justify" draw:textarea-vertical-align="middle" fo:padding-top="0.56mm" fo:padding-bottom="0.56mm" fo:padding-left="0.56mm" fo:padding-right="0.56mm" draw:ole-draw-aspect="1"/>
    </style:style>
    <style:style style:name="P1" style:family="paragraph">
      <loext:graphic-properties draw:fill="gradient" draw:fill-gradient-name="Tango_20_Green" draw:gradient-step-count="0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2" table:default-cell-style-name="ce5"/>
        <table:table-column table:style-name="co5" table:number-columns-repeated="3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Mo_példa_06_a.I36" table:end-x="11.24mm" table:end-y="1.06mm" draw:z-index="0" draw:name="Diagram 4" draw:style-name="gr1" draw:text-style-name="P1" svg:width="228.42mm" svg:height="87.84mm" svg:x="1.64mm" svg:y="3.18mm">
              <loext:p draw:notify-on-update-of-ranges="Mo_példa_06_a.E9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4:25:50.1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4:26:38.525000000</dc:date>
    <meta:print-date>2006-09-05T16:08:04</meta:print-date>
    <meta:editing-duration>PT10M12S</meta:editing-duration>
    <meta:editing-cycles>6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solid" draw:fill="gradient" draw:fill-gradient-name="Tango_20_Green" draw:gradient-step-count="0"/>
    </style:style>
    <style:style style:name="ch2" style:family="chart">
      <style:chart-properties style:rotation-angle="0"/>
      <style:text-properties fo:color="#000000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graphic-properties draw:fill="solid" draw:fill-color="#ffffff"/>
      <style:text-properties fo:color="#000000" fo:font-family="Arial" fo:font-size="9.19999980926514pt" style:font-size-asian="9.19999980926514pt" style:font-family-complex="Arial" style:font-size-complex="9.19999980926514pt"/>
    </style:style>
    <style:style style:name="ch4" style:family="chart">
      <style:chart-properties chart:stacked="true" chart:include-hidden-cells="false" chart:treat-empty-cells="leave-gap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10pt" style:font-size-asian="10pt" style:font-family-complex="Arial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draw:stroke="dash" draw:stroke-dash="Dashed_20__28_var_29_" svg:stroke-width="0.1cm" svg:stroke-color="#00ff00"/>
    </style:style>
    <style:style style:name="ch8" style:family="chart" style:data-style-name="N137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10pt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37">
      <style:chart-properties chart:link-data-style-to-source="true"/>
      <style:graphic-properties draw:stroke="none" svg:stroke-width="0.035cm" draw:fill="bitmap" draw:fill-image-name="Excel_20_bitmap_20_1"/>
      <style:text-properties fo:font-size="10pt" style:font-size-asian="10pt" style:font-size-complex="10pt"/>
    </style:style>
    <style:style style:name="ch11" style:family="chart" style:data-style-name="N137">
      <style:chart-properties chart:link-data-style-to-source="true"/>
      <style:graphic-properties draw:stroke="none" svg:stroke-width="0.035cm" draw:fill="bitmap" draw:fill-image-name="Excel_20_bitmap_20_2"/>
      <style:text-properties fo:font-size="10pt" style:font-size-asian="10pt" style:font-size-complex="10pt"/>
    </style:style>
    <style:style style:name="ch12" style:family="chart" style:data-style-name="N137">
      <style:chart-properties chart:link-data-style-to-source="true"/>
      <style:graphic-properties draw:stroke="none" svg:stroke-width="0.035cm" draw:fill="bitmap" draw:fill-image-name="Excel_20_bitmap_20_3"/>
      <style:text-properties fo:font-size="10pt" style:font-size-asian="10pt" style:font-size-complex="10pt"/>
    </style:style>
    <style:style style:name="ch13" style:family="chart" style:data-style-name="N137">
      <style:chart-properties chart:link-data-style-to-source="true"/>
      <style:graphic-properties draw:stroke="none" svg:stroke-width="0.035cm" draw:fill="bitmap" draw:fill-image-name="Excel_20_bitmap_20_4"/>
      <style:text-properties fo:font-size="10pt" style:font-size-asian="10pt" style:font-size-complex="10pt"/>
    </style:style>
    <style:style style:name="ch14" style:family="chart">
      <style:graphic-properties draw:stroke="solid" svg:stroke-width="0.035cm" svg:stroke-color="#808080" draw:fill="none" draw:fill-color="#000000"/>
    </style:style>
    <style:style style:name="ch15" style:family="chart">
      <style:graphic-properties draw:fill-color="#d9d9d9"/>
    </style:style>
  </office:automatic-styles>
  <office:body>
    <office:chart>
      <chart:chart svg:width="22.843cm" svg:height="8.785cm" xlink:href=".." xlink:type="simple" chart:class="chart:bar" chart:style-name="ch1">
        <chart:title svg:x="9.599cm" svg:y="0.309cm" chart:style-name="ch2">
          <text:p>Annaul Revenue</text:p>
        </chart:title>
        <chart:legend svg:x="19.692cm" svg:y="2.9cm" style:legend-expansion="custom" chartooo:width="2.973cm" chartooo:height="2.607cm" style:legend-expansion-aspect-ratio="1.14039125431531" chart:style-name="ch3"/>
        <chart:plot-area chart:style-name="ch4" table:cell-range-address="Mo_példa_06_a.D9:Mo_példa_06_a.H14" chart:data-source-has-labels="both" svg:x="1.183cm" svg:y="1.172cm" svg:width="18.06cm" svg:height="6.772cm">
          <chartooo:coordinate-region svg:x="3.763cm" svg:y="1.346cm" svg:width="15.48cm" svg:height="6.004cm"/>
          <chart:axis chart:dimension="x" chart:name="primary-x" chart:style-name="ch5" chartooo:axis-type="auto">
            <chartooo:date-scale/>
            <chart:title svg:x="9.613cm" svg:y="8.119cm" chart:style-name="ch6">
              <text:p>Quarter</text:p>
            </chart:title>
            <chart:categories table:cell-range-address="Mo_példa_06_a.E9:Mo_példa_06_a.H10"/>
            <chart:grid chart:style-name="ch7" chart:class="major"/>
          </chart:axis>
          <chart:axis chart:dimension="y" chart:name="primary-y" chart:style-name="ch8">
            <chart:title svg:x="0.219cm" svg:y="5.422cm" chart:style-name="ch9">
              <text:p>Income (Ft)</text:p>
            </chart:title>
          </chart:axis>
          <chart:series chart:style-name="ch10" chart:values-cell-range-address="Mo_példa_06_a.E11:Mo_példa_06_a.H11" chart:label-cell-address="Mo_példa_06_a.D11:Mo_példa_06_a.D11" chart:class="chart:bar">
            <chart:data-point chart:repeated="4"/>
          </chart:series>
          <chart:series chart:style-name="ch11" chart:values-cell-range-address="Mo_példa_06_a.E12:Mo_példa_06_a.H12" chart:label-cell-address="Mo_példa_06_a.D12:Mo_példa_06_a.D12" chart:class="chart:bar">
            <chart:data-point chart:repeated="4"/>
          </chart:series>
          <chart:series chart:style-name="ch12" chart:values-cell-range-address="Mo_példa_06_a.E13:Mo_példa_06_a.H13" chart:label-cell-address="Mo_példa_06_a.D13:Mo_példa_06_a.D13" chart:class="chart:bar">
            <chart:data-point chart:repeated="4"/>
          </chart:series>
          <chart:series chart:style-name="ch13" chart:values-cell-range-address="Mo_példa_06_a.E14:Mo_példa_06_a.H14" chart:label-cell-address="Mo_példa_06_a.D14:Mo_példa_06_a.D14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text:list>
                  <text:list-item>
                    <text:p/>
                  </text:list-item>
                  <text:list-item>
                    <text:p>1. quarter</text:p>
                  </text:list-item>
                </text:list>
                <draw:g>
                  <svg:desc>Mo_példa_06_a.E9:Mo_példa_06_a.H10</svg:desc>
                </draw:g>
              </table:table-cell>
              <table:table-cell office:value-type="string">
                <text:p>2. quarter</text:p>
                <text:list>
                  <text:list-item>
                    <text:p/>
                  </text:list-item>
                  <text:list-item>
                    <text:p>2. quarter</text:p>
                  </text:list-item>
                </text:list>
              </table:table-cell>
              <table:table-cell office:value-type="string">
                <text:p>3. quarter</text:p>
                <text:list>
                  <text:list-item>
                    <text:p/>
                  </text:list-item>
                  <text:list-item>
                    <text:p>3. quarter</text:p>
                  </text:list-item>
                </text:list>
              </table:table-cell>
              <table:table-cell office:value-type="string">
                <text:p>4. quarter</text:p>
                <text:list>
                  <text:list-item>
                    <text:p/>
                  </text:list-item>
                  <text:list-item>
                    <text:p>4. quarter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Green" draw:display-name="Tango Green" draw:style="linear" draw:start-color="#8ae234" draw:end-color="#4e9a06" draw:start-intensity="100%" draw:end-intensity="100%" draw:angle="300" draw:border="0%"/>
    <draw:fill-image draw:name="Excel_20_bitmap_20_1" draw:display-name="Excel bitmap 1" xlink:href="Pictures/1000000000000008000000089B81714DDCA7E3B3.png" xlink:type="simple" xlink:show="embed" xlink:actuate="onLoad"/>
    <draw:fill-image draw:name="Excel_20_bitmap_20_2" draw:display-name="Excel bitmap 2" xlink:href="Pictures/1000000000000008000000083083E94012B10EA7.png" xlink:type="simple" xlink:show="embed" xlink:actuate="onLoad"/>
    <draw:fill-image draw:name="Excel_20_bitmap_20_3" draw:display-name="Excel bitmap 3" xlink:href="Pictures/10000000000000080000000871AF9A59BAE3FA05.png" xlink:type="simple" xlink:show="embed" xlink:actuate="onLoad"/>
    <draw:fill-image draw:name="Excel_20_bitmap_20_4" draw:display-name="Excel bitmap 4" xlink:href="Pictures/1000000000000008000000083B158D287FF89C40.png" xlink:type="simple" xlink:show="embed" xlink:actuate="onLoad"/>
    <draw:stroke-dash draw:name="Dashed_20__28_var_29_" draw:display-name="Dashed (var)" draw:style="rect" draw:dots1="1" draw:dots1-length="197%" draw:distance="127%"/>
  </office:styles>
</office:document-styles>
</file>